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860000009613AA1A33.eps" manifest:media-type=""/>
  <manifest:file-entry manifest:full-path="Pictures/20000001000008C30000017D49BAF4CE.svm" manifest:media-type=""/>
  <manifest:file-entry manifest:full-path="Pictures/200000010000031F000000FEBA600DBB.svm" manifest:media-type=""/>
  <manifest:file-entry manifest:full-path="Pictures/20000001000008C30000017D4714DF52.svm" manifest:media-type=""/>
  <manifest:file-entry manifest:full-path="Pictures/10000000000000200000002000309F1C.png" manifest:media-type="image/png"/>
  <manifest:file-entry manifest:full-path="Pictures/20000001000004930000012469084894.svm" manifest:media-type=""/>
  <manifest:file-entry manifest:full-path="Pictures/20000001000008C30000017D1FCD62E5.svm" manifest:media-type=""/>
  <manifest:file-entry manifest:full-path="Pictures/20000001000001A3000000D8A175A90F.svm" manifest:media-type=""/>
  <manifest:file-entry manifest:full-path="Pictures/2000000100000222000000D8FFBEF538.svm" manifest:media-type=""/>
  <manifest:file-entry manifest:full-path="Pictures/200000010000048A00000124B11ABCAC.svm" manifest:media-type=""/>
  <manifest:file-entry manifest:full-path="Pictures/2000000100000391000000FE2D8CC086.svm" manifest:media-type=""/>
  <manifest:file-entry manifest:full-path="Pictures/2000000100000219000000D8E9B32219.svm" manifest:media-type=""/>
  <manifest:file-entry manifest:full-path="Pictures/200000010000038D000000FE41E6CCEC.svm" manifest:media-type=""/>
  <manifest:file-entry manifest:full-path="Pictures/20000001000004DF000000FE7DEE02F6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88.7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TexMathsArgs="12§display§v_{b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TexMathsArgs="12§display§0.39 v_{b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0.39 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A_{v0}=\SI[per=frac,fraction=nice]{0.47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133.33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72.6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A_{v2}=\SI[per=frac,fraction=nice]{-52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A_{v1}=\SI[per=frac,fraction=nice]{-28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749cm" svg:height="2.031cm" svg:x="1.824cm" svg:y="0.52cm">
          <draw:image xlink:href="Pictures/20000002000002860000009613AA1A33.eps" xlink:type="simple" xlink:show="embed" xlink:actuate="onLoad">
            <text:p/>
          </draw:image>
        </draw:frame>
        <draw:frame draw:style-name="gr2" draw:text-style-name="P1" draw:layer="layout" svg:width="0.299cm" svg:height="0.258cm" svg:x="1.678cm" svg:y="1.462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1.094cm" svg:height="0.304cm" svg:x="3.761cm" svg:y="1.901cm">
          <draw:image xlink:href="Pictures/2000000100000391000000FE2D8CC086.svm" xlink:type="simple" xlink:show="embed" xlink:actuate="onLoad">
            <text:p/>
          </draw:image>
        </draw:frame>
        <draw:frame draw:style-name="gr4" draw:text-style-name="P1" draw:layer="layout" svg:width="0.958cm" svg:height="0.304cm" svg:x="2.331cm" svg:y="0.353cm">
          <draw:image xlink:href="Pictures/200000010000031F000000FEBA600DBB.svm" xlink:type="simple" xlink:show="embed" xlink:actuate="onLoad">
            <text:p/>
          </draw:image>
        </draw:frame>
        <draw:frame draw:style-name="gr5" draw:text-style-name="P1" draw:layer="layout" svg:width="0.406cm" svg:height="0.253cm" svg:x="9.922cm" svg:y="0.392cm">
          <draw:image xlink:href="Pictures/2000000100000153000000D433F21394.svm" xlink:type="simple" xlink:show="embed" xlink:actuate="onLoad">
            <text:p/>
          </draw:image>
        </draw:frame>
        <draw:frame draw:style-name="gr6" draw:text-style-name="P1" draw:layer="layout" svg:width="0.643cm" svg:height="0.258cm" svg:x="2.729cm" svg:y="1.506cm">
          <draw:image xlink:href="Pictures/2000000100000219000000D8E9B32219.svm" xlink:type="simple" xlink:show="embed" xlink:actuate="onLoad">
            <text:p/>
          </draw:image>
        </draw:frame>
        <draw:frame draw:style-name="gr7" draw:layer="layout" svg:width="0.748cm" svg:height="0.725cm" svg:x="2.676cm" svg:y="0.917cm">
          <draw:text-box>
            <text:p>+</text:p>
          </draw:text-box>
        </draw:frame>
        <draw:frame draw:style-name="gr7" draw:layer="layout" svg:width="0.642cm" svg:height="0.725cm" svg:x="2.729cm" svg:y="1.641cm">
          <draw:text-box>
            <text:p>-</text:p>
          </draw:text-box>
        </draw:frame>
        <draw:frame draw:style-name="gr7" draw:layer="layout" svg:width="0.748cm" svg:height="0.725cm" svg:x="5.859cm" svg:y="0.894cm">
          <draw:text-box>
            <text:p>+</text:p>
          </draw:text-box>
        </draw:frame>
        <draw:frame draw:style-name="gr7" draw:layer="layout" svg:width="0.642cm" svg:height="0.725cm" svg:x="5.912cm" svg:y="1.618cm">
          <draw:text-box>
            <text:p>-</text:p>
          </draw:text-box>
        </draw:frame>
        <draw:frame draw:style-name="gr8" draw:text-style-name="P1" draw:layer="layout" svg:width="0.654cm" svg:height="0.258cm" svg:x="5.888cm" svg:y="1.506cm">
          <draw:image xlink:href="Pictures/2000000100000222000000D8FFBEF538.svm" xlink:type="simple" xlink:show="embed" xlink:actuate="onLoad">
            <text:p/>
          </draw:image>
        </draw:frame>
        <draw:custom-shape draw:style-name="gr9" draw:text-style-name="P1" draw:layer="layout" svg:width="0.389cm" svg:height="3.09cm" draw:transform="rotate (-1.57079632679579) translate (6.716cm 2.6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389cm" svg:height="3.933cm" draw:transform="rotate (-1.57079632679579) translate (10.657cm 2.6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" draw:layer="layout" svg:width="1.404cm" svg:height="0.349cm" svg:x="7.422cm" svg:y="0.839cm">
          <draw:image xlink:href="Pictures/20000001000004930000012469084894.svm" xlink:type="simple" xlink:show="embed" xlink:actuate="onLoad">
            <text:p/>
          </draw:image>
        </draw:frame>
        <draw:frame draw:style-name="gr11" draw:text-style-name="P1" draw:layer="layout" svg:width="1.393cm" svg:height="0.349cm" svg:x="3.844cm" svg:y="0.953cm">
          <draw:image xlink:href="Pictures/200000010000048A00000124B11ABCAC.svm" xlink:type="simple" xlink:show="embed" xlink:actuate="onLoad">
            <text:p/>
          </draw:image>
        </draw:frame>
        <draw:custom-shape draw:style-name="gr9" draw:text-style-name="P1" xml:id="id1" draw:id="id1" draw:layer="layout" svg:width="0.389cm" svg:height="1.61cm" draw:transform="rotate (-1.57079632679579) translate (3.608cm 2.6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2" draw:text-style-name="P1" draw:layer="layout" draw:type="curve" draw:line-skew="-1.688cm" svg:x1="2.804cm" svg:y1="3.069cm" svg:x2="1.952cm" svg:y2="3.306cm" draw:start-shape="id1" draw:start-glue-point="6" svg:d="m2804 3069c0 51-852-67-852 237">
          <text:p/>
        </draw:connector>
        <draw:frame draw:style-name="gr13" draw:text-style-name="P1" draw:layer="layout" svg:width="0.502cm" svg:height="0.258cm" svg:x="6.124cm" svg:y="0.389cm">
          <draw:image xlink:href="Pictures/20000001000001A3000000D8A175A90F.svm" xlink:type="simple" xlink:show="embed" xlink:actuate="onLoad">
            <text:p/>
          </draw:image>
        </draw:frame>
        <draw:frame draw:style-name="gr14" draw:text-style-name="P1" draw:layer="layout" svg:width="2.69cm" svg:height="0.456cm" svg:x="0.501cm" svg:y="3.306cm">
          <draw:image xlink:href="Pictures/20000001000008C30000017D4714DF52.svm" xlink:type="simple" xlink:show="embed" xlink:actuate="onLoad">
            <text:p/>
          </draw:image>
        </draw:frame>
        <draw:frame draw:style-name="gr15" draw:text-style-name="P1" draw:layer="layout" svg:width="1.495cm" svg:height="0.304cm" svg:x="10.536cm" svg:y="1.225cm">
          <draw:image xlink:href="Pictures/20000001000004DF000000FE7DEE02F6.svm" xlink:type="simple" xlink:show="embed" xlink:actuate="onLoad">
            <text:p/>
          </draw:image>
        </draw:frame>
        <draw:frame draw:style-name="gr16" draw:text-style-name="P1" draw:layer="layout" svg:width="1.09cm" svg:height="0.304cm" svg:x="6.866cm" svg:y="1.823cm">
          <draw:image xlink:href="Pictures/200000010000038D000000FE41E6CCEC.svm" xlink:type="simple" xlink:show="embed" xlink:actuate="onLoad">
            <text:p/>
          </draw:image>
        </draw:frame>
        <draw:frame draw:style-name="gr17" draw:text-style-name="P1" draw:layer="layout" svg:width="2.69cm" svg:height="0.456cm" svg:x="8.094cm" svg:y="3.171cm">
          <draw:image xlink:href="Pictures/20000001000008C30000017D49BAF4CE.svm" xlink:type="simple" xlink:show="embed" xlink:actuate="onLoad">
            <text:p/>
          </draw:image>
        </draw:frame>
        <draw:frame draw:style-name="gr18" draw:text-style-name="P1" draw:layer="layout" svg:width="2.69cm" svg:height="0.456cm" svg:x="3.985cm" svg:y="3.133cm">
          <draw:image xlink:href="Pictures/20000001000008C30000017D1FCD62E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2T11:21:08</meta:creation-date>
    <meta:editing-duration>PT3H39M53S</meta:editing-duration>
    <meta:editing-cycles>20</meta:editing-cycles>
    <meta:generator>LibreOffice/3.3$Linux LibreOffice_project/330m19$Build-401</meta:generator>
    <dc:title>kkkFigures</dc:title>
    <meta:initial-creator>kkk </meta:initial-creator>
    <dc:date>2014-07-15T16:53:35</dc:date>
    <dc:creator>kkk </dc:creator>
    <meta:document-statistic meta:object-count="23"/>
    <meta:template xlink:type="simple" xlink:actuate="onRequest" xlink:title="kkkFigures" xlink:href="../../../../../.libreoffice/3/user/template/kkkFigures.otg" meta:date="2014-07-12T11:21:07"/>
  </office:meta>
</office:document-meta>
</file>